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Ubuntu" svg:font-family="Ubuntu"/>
  </office:font-face-decls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fo:color="#111111" fo:font-weight="bold"/>
    </style:style>
    <style:style style:family="text" style:name="T3" style:display-name="T3">
      <style:text-properties style:font-name="Ubuntu" fo:font-size="12pt" fo:font-weight="bold"/>
    </style:style>
    <style:style style:family="text" style:name="T4" style:display-name="T4">
      <style:text-properties fo:color="#383a42" fo:font-weight="normal" fo:text-transform="none"/>
    </style:style>
    <style:style style:family="text" style:name="T5" style:display-name="T5">
      <style:text-properties fo:font-size="14pt"/>
    </style:style>
    <style:style style:family="paragraph" style:name="P5" style:display-name="P5" style:parent-style-name="Standard">
      <style:paragraph-properties fo:background-color="transparent"/>
      <style:text-properties fo:color="#111111" style:font-name="Ubuntu" fo:font-size="14pt" fo:font-weight="bold" fo:text-transform="none"/>
    </style:style>
    <style:style style:family="paragraph" style:name="P6" style:display-name="P6" style:parent-style-name="Standard">
      <style:paragraph-properties fo:background-color="transparent"/>
      <style:text-properties fo:color="#383a42" style:font-name="Ubuntu" fo:font-size="12pt" fo:font-weight="bold" fo:text-transform="none"/>
    </style:style>
    <style:style style:family="paragraph" style:name="P7" style:display-name="P7" style:parent-style-name="Text-body">
      <style:paragraph-properties fo:text-align="left" fo:text-indent="0cm" fo:background-color="transparent" fo:margin-left="0cm" fo:margin-right="0cm" fo:margin-top="0cm" fo:margin-bottom="0cm"/>
      <style:text-properties fo:color="#000000" style:font-name="Ubuntu" fo:font-size="12pt"/>
    </style:style>
    <style:style style:family="paragraph" style:name="P8" style:display-name="P8" style:parent-style-name="Text-body">
      <style:text-properties style:font-name="Ubuntu" fo:font-size="12pt"/>
    </style:style>
    <style:style style:family="paragraph" style:name="P9" style:display-name="P9" style:parent-style-name="Standard">
      <style:paragraph-properties fo:background-color="transparent"/>
      <style:text-properties fo:color="#000000" style:font-name="Ubuntu" fo:font-size="12pt" fo:font-weight="normal" fo:text-transform="none"/>
    </style:style>
    <style:style style:family="paragraph" style:name="P10" style:display-name="P10" style:parent-style-name="Standard">
      <style:paragraph-properties fo:background-color="transparent"/>
      <style:text-properties fo:color="#000000" style:font-name="Ubuntu" fo:font-size="12pt" fo:font-weight="bold" fo:text-transform="none"/>
    </style:style>
    <style:style style:family="paragraph" style:name="P1" style:display-name="P1" style:parent-style-name="Standard">
      <style:text-properties style:font-name="Ubuntu" fo:font-size="12pt"/>
    </style:style>
    <style:style style:family="paragraph" style:name="P2" style:display-name="P2" style:parent-style-name="Standard">
      <style:paragraph-properties fo:text-align="left"/>
      <style:text-properties style:font-name="Ubuntu" fo:font-size="12pt"/>
    </style:style>
    <style:style style:family="paragraph" style:name="P3" style:display-name="P3" style:parent-style-name="Standard">
      <style:text-properties style:font-name="Ubuntu" fo:font-size="12pt" fo:font-weight="bold"/>
    </style:style>
    <style:style style:family="paragraph" style:name="P4" style:display-name="P4" style:parent-style-name="Standard">
      <style:paragraph-properties fo:background-color="transparent"/>
      <style:text-properties fo:color="#383a42" style:font-name="Ubuntu" fo:font-size="12pt" fo:font-weight="normal" fo:text-transform="none"/>
    </style:style>
    <style:style style:family="section" style:name="Sect1" style:display-name="Sect1"/>
    <style:style style:family="graphic" style:name="graphic1" style:display-name="graphic1" style:parent-style-name="Frame">
      <style:graphic-properties style:vertical-pos="from-top" style:vertical-rel="paragraph" style:horizontal-pos="from-left" style:horizontal-rel="paragraph" fo:padding="0cm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Решил я чуть побольше нагрузить весь сайт и сделал по 100 запрос и по 400 запросов </text:p>
        <text:p text:style-name="P1"/>
        <text:p text:style-name="P1">random@max:~/geekshop$ siege -i -f urls.txt -d0 -r100 -c400</text:p>
        <text:p text:style-name="P1">** SIEGE 4.0.4</text:p>
        <text:p text:style-name="P1">** Preparing 400 concurrent users for battle.</text:p>
        <text:p text:style-name="P1">The server is now under siege...</text:p>
        <text:p text:style-name="P2">Transactions:<text:tab/><text:tab/> <text:s text:c="5"/>337945 hits</text:p>
        <text:p text:style-name="P2">Availability:<text:tab/><text:tab/> <text:s text:c="5"/>100.00 %</text:p>
        <text:p text:style-name="P2">Elapsed time:<text:tab/> <text:s text:c="5"/>996.38 secs</text:p>
        <text:p text:style-name="P2">Data transferred:<text:tab/> <text:s text:c="5"/>10892.99 MB</text:p>
        <text:p text:style-name="P2">Response time:<text:tab/> <text:s text:c="5"/><text:span text:style-name="T1">1.15 secs</text:span></text:p>
        <text:p text:style-name="P2">Transaction rate:<text:tab/> <text:s text:c="5"/><text:span text:style-name="T1">339.17 trans/sec</text:span></text:p>
        <text:p text:style-name="P2">Throughput:<text:tab/><text:tab/> <text:s text:c="5"/>10.93 MB/sec</text:p>
        <text:p text:style-name="P2">Concurrency:<text:tab/><text:tab/> <text:s text:c="5"/><text:span text:style-name="T2">390.96</text:span></text:p>
        <text:p text:style-name="P2">Successful transactions: <text:s text:c="5"/>337945</text:p>
        <text:p text:style-name="P2">Failed transactions:<text:tab/> <text:s text:c="13"/>0</text:p>
        <text:p text:style-name="P2">Longest transaction:<text:tab/> 10.69</text:p>
        <text:p text:style-name="P2">Shortest transaction:<text:tab/> 0.00</text:p>
        <text:p text:style-name="P1"> </text:p>
        <text:p text:style-name="P1"/>
        <text:p text:style-name="P1">random@max:~/geekshop$ siege -i -f urls.txt -d0 -r400 -c400</text:p>
        <text:p text:style-name="P1">** SIEGE 4.0.4</text:p>
        <text:p text:style-name="P1">** Preparing 400 concurrent users for battle.</text:p>
        <text:p text:style-name="P1">The server is now under siege...</text:p>
        <text:p text:style-name="P1">Transactions:<text:tab/><text:tab/> <text:s text:c="4"/>1352382 hits</text:p>
        <text:p text:style-name="P1">Availability:<text:tab/><text:tab/> <text:s text:c="4"/>100.00 %</text:p>
        <text:p text:style-name="P1">Elapsed time:<text:tab/> <text:s text:c="4"/>3923.54 secs</text:p>
        <text:p text:style-name="P1">Data transferred:<text:tab/> <text:s text:c="4"/>43588.08 MB</text:p>
        <text:p text:style-name="P1">Response time:<text:tab/> <text:s text:c="4"/><text:span text:style-name="T1">1.15 secs</text:span></text:p>
        <text:p text:style-name="P1">Transaction rate:<text:tab/> <text:s text:c="5"/><text:span text:style-name="T1">344.68 trans/sec</text:span></text:p>
        <text:p text:style-name="P1">Throughput:<text:tab/><text:tab/> <text:s text:c="5"/>11.11 MB/sec</text:p>
        <text:p text:style-name="P1">Concurrency:<text:tab/><text:tab/> <text:s text:c="5"/><text:span text:style-name="T1">396.25</text:span></text:p>
        <text:p text:style-name="P1">Successful transactions: <text:s text:c="4"/>1352382</text:p>
        <text:p text:style-name="P1">Failed transactions:<text:tab/> <text:s text:c="12"/>0</text:p>
        <text:p text:style-name="P1">Longest transaction:<text:tab/>28.55</text:p>
        <text:p text:style-name="P1">Shortest transaction:<text:tab/>0.00</text:p>
        <text:p text:style-name="P1"/>
        <text:p text:style-name="P1">далее произвожу манипуляции показанные вами на занятии</text:p>
        <text:p text:style-name="P1"/>
        <text:p text:style-name="P1">для страницы корзины /basket/</text:p>
        <text:p text:style-name="P1"/>
        <text:p text:style-name="P1">Увеличение транзакций в секунду увеличилось незначительно</text:p>
        <text:p text:style-name="P1"/>
        <text:p text:style-name="P1">siege -f urls.txt -d0 -r25 -c50</text:p>
        <text:p text:style-name="P1">** SIEGE 4.0.4</text:p>
        <text:p text:style-name="P1">** Preparing 50 concurrent users for battle.</text:p>
        <text:p text:style-name="P1">The server is now under siege...</text:p>
        <text:p text:style-name="P1">Transactions:<text:tab/><text:tab/> <text:s text:c="5"/>6250 hits</text:p>
        <text:p text:style-name="P1">Availability:<text:tab/><text:tab/> <text:s text:c="5"/>100.00 %</text:p>
        <text:p text:style-name="P1">Elapsed time:<text:tab/> <text:s text:c="5"/>6.33 secs</text:p>
        <text:p text:style-name="P1">Data transferred:<text:tab/> <text:s text:c="5"/>231.01 MB</text:p>
        <text:p text:style-name="P1">Response time:<text:tab/> <text:s text:c="5"/>0.05 secs</text:p>
        <text:p text:style-name="P1">Transaction rate:<text:tab/> <text:s text:c="5"/>987.36 trans/sec</text:p>
        <text:p text:style-name="P1">Throughput:<text:tab/><text:tab/> <text:s text:c="5"/>36.49 MB/sec</text:p>
        <text:p text:style-name="P1">Concurrency:<text:tab/><text:tab/> <text:s text:c="5"/>49.07</text:p>
        <text:p text:style-name="P1">Successful transactions: <text:s text:c="7"/>6250</text:p>
        <text:p text:style-name="P1">Failed transactions:<text:tab/> <text:s text:c="15"/>0</text:p>
        <text:p text:style-name="P1">Longest transaction:<text:tab/> <text:s text:c="2"/>0.19</text:p>
        <text:p text:style-name="P1">Shortest transaction:<text:tab/> <text:s text:c="2"/>0.00</text:p>
        <text:p text:style-name="P1"/>
        <text:p text:style-name="P1"/>
        <text:p text:style-name="Standard"><text:span text:style-name="T3">/orders/order/create/</text:span></text:p>
        <text:p text:style-name="P1"/>
        <text:p text:style-name="P1">было 9 запросов и 5 похожих</text:p>
        <text:p text:style-name="P1"/>
        <text:p text:style-name="P1">после добавления select_related()</text:p>
        <text:p text:style-name="P1"/>
        <text:p text:style-name="P1">стало 4 запроса</text:p>
        <text:p text:style-name="P1"/>
        <text:p text:style-name="P3">/orders/order/update/19/</text:p>
        <text:p text:style-name="P1"/>
        <text:p text:style-name="P1">было 7 запросов</text:p>
        <text:p text:style-name="P1"/>
        <text:p text:style-name="P1">после добавления в шаблон <text:bookmark-start text:name="docs-internal-guid-d0dc9795-7fff-e481-0e5e-73055fa8cf5c"/><text:bookmark-end text:name="docs-internal-guid-d0dc9795-7fff-e481-0e5e-73055fa8cf5c"/><text:span text:style-name="T4">{% with object_summary=object.get_summary %}</text:span></text:p>
        <text:p text:style-name="P4"/>
        <text:p text:style-name="P4">уменьшилось на 1 запрос как и у вас</text:p>
        <text:p text:style-name="P4"/>
        <text:p text:style-name="P4">siege -f urls.txt -d0 -r25 -c50</text:p>
        <text:p text:style-name="P4">** SIEGE 4.0.4</text:p>
        <text:p text:style-name="P4">** Preparing 50 concurrent users for battle.</text:p>
        <text:p text:style-name="P4">The server is now under siege...</text:p>
        <text:p text:style-name="P4">Transactions:<text:tab/><text:tab/> <text:s text:c="5"/>8750 hits</text:p>
        <text:p text:style-name="P4">Availability:<text:tab/><text:tab/> <text:s text:c="5"/>100.00 %</text:p>
        <text:p text:style-name="P4">Elapsed time:<text:tab/> <text:s text:c="5"/>44.82 secs</text:p>
        <text:p text:style-name="P4">Data transferred:<text:tab/> <text:s text:c="5"/>356.91 MB</text:p>
        <text:p text:style-name="P4">Response time:<text:tab/> <text:s text:c="5"/>0.25 secs</text:p>
        <text:p text:style-name="P4">Transaction rate:<text:tab/> <text:s text:c="5"/>195.23 trans/sec</text:p>
        <text:p text:style-name="P4">Throughput:<text:tab/><text:tab/> <text:s text:c="5"/>7.96 MB/sec</text:p>
        <text:p text:style-name="P4">Concurrency:<text:tab/><text:tab/> <text:s text:c="5"/>48.99</text:p>
        <text:p text:style-name="P4">Successful transactions: <text:s text:c="7"/>8750</text:p>
        <text:p text:style-name="P4">Failed transactions:<text:tab/> <text:s text:c="15"/>0</text:p>
        <text:p text:style-name="P4">Longest transaction:<text:tab/> <text:s text:c="2"/>1.87</text:p>
        <text:p text:style-name="P4">Shortest transaction:<text:tab/> <text:s text:c="2"/>0.00</text:p>
        <text:p text:style-name="P4"/>
        <text:p text:style-name="P4">битрейт увеличился с 116 до 195 транзакций в секунду</text:p>
        <text:p text:style-name="P4"/>
        <text:p text:style-name="P4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LOW_CACHE = False/True</text:p>
        <text:p text:style-name="P4"/>
        <text:p text:style-name="P4"/>
        <text:p text:style-name="P6">/products/</text:p>
        <text:p text:style-name="P4"/>
        <draw:frame draw:name="Frame1" draw:style-name="graphic1" draw:z-index="0" text:anchor-type="paragraph" svg:width="13.282cm">
          <draw:text-box fo:min-height="0.041cm">
            <text:p text:style-name="P7">7,59 ms (9 запросов ) - 5,17 ms (7 запросов )</text:p>
          </draw:text-box>
        </draw:frame>
        <text:p text:style-name="P8"/>
        <text:p text:style-name="P9"/>
        <text:p text:style-name="P10">/category/0/1/</text:p>
        <text:p text:style-name="P9"/>
        <text:p text:style-name="P9">7,81 ms (9 запросов ) - 4,74 ms (6 запросов )</text:p>
        <text:p text:style-name="P9"/>
        <text:p text:style-name="P10">/category/1/1/</text:p>
        <text:p text:style-name="P9"/>
        <text:p text:style-name="P9">8,08 ms (10 запросов ) - 4,77 ms (6 запросов )</text:p>
        <text:p text:style-name="P9"/>
        <text:p text:style-name="P9"/>
        <text:p text:style-name="P9">затем запустил первоначальный нагрузочный по всем страницам</text:p>
        <text:p text:style-name="P9"/>
        <text:p text:style-name="P9">siege -i -f urls.txt -d0 -r100 -c400</text:p>
        <text:p text:style-name="P9">** SIEGE 4.0.4</text:p>
        <text:p text:style-name="P9">** Preparing 400 concurrent users for battle.</text:p>
        <text:p text:style-name="P9">The server is now under siege...</text:p>
        <text:p text:style-name="P9">Transactions:<text:tab/><text:tab/> <text:s text:c="5"/>326841 hits</text:p>
        <text:p text:style-name="P9">Availability:<text:tab/><text:tab/> <text:s text:c="5"/>100.00 %</text:p>
        <text:p text:style-name="P9">Elapsed time:<text:tab/> <text:s text:c="5"/><text:span text:style-name="T1">835.23 secs</text:span></text:p>
        <text:p text:style-name="P9">Data transferred:<text:tab/> <text:s text:c="5"/>10811.32 MB</text:p>
        <text:p text:style-name="P9">Response time:<text:tab/> <text:s text:c="5"/><text:span text:style-name="T1">1.00 secs</text:span></text:p>
        <text:p text:style-name="P9">Transaction rate:<text:tab/> <text:s text:c="5"/><text:span text:style-name="T1">391.32 trans/sec</text:span></text:p>
        <text:p text:style-name="P9">Throughput:<text:tab/><text:tab/> <text:s text:c="5"/>12.94 MB/sec</text:p>
        <text:p text:style-name="P9">Concurrency:<text:tab/><text:tab/> <text:s text:c="5"/>391.11</text:p>
        <text:p text:style-name="P9">Successful transactions: <text:s text:c="5"/>326841</text:p>
        <text:p text:style-name="P9">Failed transactions:<text:tab/> <text:s text:c="13"/>0</text:p>
        <text:p text:style-name="P9">Longest transaction:<text:tab/> 8.60</text:p>
        <text:p text:style-name="P9">Shortest transaction:<text:tab/> 0.00</text:p>
        <text:p text:style-name="P9"/>
        <text:p text:style-name="P9">Время выполнения уменьшилось с 996 секунд до 835</text:p>
        <text:p text:style-name="P9"/>
        <text:p text:style-name="P9">Longest transaction:<text:tab/> было 10.69 с стало 8.60 с</text:p>
        <text:p text:style-name="P9"/>
        <text:p text:style-name="P9"/>
        <text:p text:style-name="P9"><text:span text:style-name="T5">Теперь кеширование фрагмента шаблона</text:span></text:p>
        <text:p text:style-name="P9"/>
        <text:p text:style-name="P9">ordersapp/order_form.html — было <text:span text:style-name="T1">637мс</text:span> стало <text:span text:style-name="T1">291</text:span> мс </text:p>
        <text:p text:style-name="P9">прирост более чем в 2 раза</text:p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Liberation Sans" svg:font-family="Liberation Sans"/>
    <style:font-face style:name="Liberation Mono" svg:font-family="Liberation Mono"/>
    <style:font-face style:name="Liberation Serif" svg:font-family="Liberation Serif"/>
    <style:font-face style:name="Ubuntu" svg:font-family="Ubuntu"/>
    <style:font-face style:name="OpenSymbol" svg:font-family="OpenSymbol"/>
  </office:font-face-decls>
  <office:styles>
    <style:default-style style:family="paragraph">
      <style:paragraph-properties style:tab-stop-distance="1.27cm"/>
    </style:default-style>
    <style:style style:family="text" style:name="Source-Text-text-text-text-text" style:display-name="Source Text_text_text_text_text" style:next-style-name="Source-Text-text-text-text-text">
      <style:text-properties style:font-name="Liberation Mono"/>
    </style:style>
    <style:style style:family="text" style:name="Footnote-anchor-text-text-text-text" style:display-name="Footnote_anchor_text_text_text_text" style:next-style-name="Footnote-anchor-text-text-text-text">
      <style:text-properties style:text-position="33%"/>
    </style:style>
    <style:style style:family="text" style:name="Footnote-Symbol-text-text-text-text" style:display-name="Footnote_Symbol_text_text_text_text" style:next-style-name="Footnote-Symbol-text-text-text-text">
      <style:text-properties style:text-position="33%"/>
    </style: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text" style:name="Bullet-Symbols-text" style:display-name="Bullet Symbols_text" style:next-style-name="Bullet-Symbols-text">
      <style:text-properties style:font-name="OpenSymbol"/>
    </style:style>
    <style:style style:family="text" style:name="Endnote-anchor-text-text-text-text" style:display-name="Endnote anchor_text_text_text_text" style:next-style-name="Endnote-anchor-text-text-text-text">
      <style:text-properties style:text-position="33%"/>
    </style:style>
    <style:style style:family="text" style:name="Endnote-anchor-text-text-text-text-1" style:display-name="Endnote_anchor_text_text_text_text" style:next-style-name="Endnote-anchor-text-text-text-text-1">
      <style:text-properties style:text-position="33%"/>
    </style:style>
    <style:style style:family="text" style:name="Endnote-Symbol-text-text-text-text" style:display-name="Endnote_Symbol_text_text_text_text" style:next-style-name="Endnote-Symbol-text-text-text-text">
      <style:text-properties style:text-position="33%"/>
    </style:style>
    <style:style style:family="text" style:name="Footnote-anchor-text-text-text-text-1" style:display-name="Footnote anchor_text_text_text_text" style:next-style-name="Footnote-anchor-text-text-text-text-1">
      <style:text-properties style:text-position="33%"/>
    </style:style>
    <style:style style:family="paragraph" style:name="Heading" style:display-name="Heading" style:parent-style-name="Standard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Arrowhead-List" style:display-name="Arrowhead List" style:next-style-name="Arrowhead-List">
      <style:paragraph-properties fo:text-indent="-0.76cm" fo:margin-left="1.27cm" fo:margin-right="0cm"/>
      <style:text-properties style:font-name="Liberation Serif" fo:font-size="12pt"/>
    </style:style>
    <style:style style:family="paragraph" style:name="Lower-Roman-List" style:display-name="Lower Roman List" style:parent-style-name="Standard" style:next-style-name="Lower-Roman-List">
      <style:paragraph-properties fo:text-indent="-0.76cm" fo:margin-left="1.27cm" fo:margin-right="0cm"/>
    </style:style>
    <style:style style:family="paragraph" style:name="Numbered-Heading-1" style:display-name="Numbered Heading 1" style:parent-style-name="Heading" style:next-style-name="Numbered-Heading-1">
      <style:paragraph-properties>
        <style:tab-stops>
          <style:tab-stop style:type="left" style:position="0.298611in"/>
        </style:tab-stops>
      </style:paragraph-properties>
    </style:style>
    <style:style style:family="paragraph" style:name="Numbered-Heading-2" style:display-name="Numbered Heading 2" style:parent-style-name="Heading" style:next-style-name="Numbered-Heading-2">
      <style:paragraph-properties>
        <style:tab-stops>
          <style:tab-stop style:type="left" style:position="0.298611in"/>
        </style:tab-stops>
      </style:paragraph-properties>
    </style:style>
    <style:style style:family="paragraph" style:name="Square-List" style:display-name="Square List" style:next-style-name="Square-List">
      <style:paragraph-properties fo:text-indent="-0.76cm" fo:margin-left="1.27cm" fo:margin-right="0cm"/>
      <style:text-properties style:font-name="Liberation Serif" fo:font-size="12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able-Heading" style:display-name="Table Heading" style:parent-style-name="Standard" style:next-style-name="Table-Heading">
      <style:paragraph-properties fo:text-align="center"/>
      <style:text-properties fo:font-weight="bold"/>
    </style:style>
    <style:style style:family="paragraph" style:name="Diamond-List" style:display-name="Diamond List" style:next-style-name="Diamond-List">
      <style:paragraph-properties fo:text-indent="-0.76cm" fo:margin-left="1.27cm" fo:margin-right="0cm"/>
      <style:text-properties style:font-name="Liberation Serif" fo:font-size="12pt"/>
    </style:style>
    <style:style style:family="paragraph" style:name="Numbered-List" style:display-name="Numbered List" style:next-style-name="Numbered-List">
      <style:paragraph-properties fo:text-indent="-0.76cm" fo:margin-left="1.27cm" fo:margin-right="0cm"/>
      <style:text-properties style:font-name="Liberation Serif" fo:font-size="12pt"/>
    </style:style>
    <style:style style:family="paragraph" style:name="Triangle-List" style:display-name="Triangle List" style:next-style-name="Triangle-List">
      <style:paragraph-properties fo:text-indent="-0.76cm" fo:margin-left="1.27cm" fo:margin-right="0cm"/>
      <style:text-properties style:font-name="Liberation Serif" fo:font-size="12pt"/>
    </style:style>
    <style:style style:family="paragraph" style:name="Numbered-Heading-3" style:display-name="Numbered Heading 3" style:parent-style-name="Heading" style:next-style-name="Numbered-Heading-3">
      <style:paragraph-properties>
        <style:tab-stops>
          <style:tab-stop style:type="left" style:position="0.298611in"/>
        </style:tab-stops>
      </style:paragraph-properties>
    </style:style>
    <style:style style:family="paragraph" style:name="Dashed-List" style:display-name="Dashed List" style:next-style-name="Dashed-List">
      <style:paragraph-properties fo:text-indent="-0.76cm" fo:margin-left="1.27cm" fo:margin-right="0cm"/>
      <style:text-properties style:font-name="Liberation Serif" fo:font-size="12pt"/>
    </style:style>
    <style:style style:family="paragraph" style:name="Text-body" style:display-name="Text body" style:parent-style-name="Standard" style:next-style-name="Text-body">
      <style:paragraph-properties fo:line-height="115%" fo:margin-top="0cm" fo:margin-bottom="0.247cm"/>
    </style:style>
    <style:style style:family="paragraph" style:name="Heart-List" style:display-name="Heart List" style:next-style-name="Heart-List">
      <style:paragraph-properties fo:text-indent="-0.76cm" fo:margin-left="1.27cm" fo:margin-right="0cm"/>
      <style:text-properties style:font-name="Liberation Serif" fo:font-size="12pt"/>
    </style:style>
    <style:style style:family="paragraph" style:name="Upper-Roman-List" style:display-name="Upper Roman List" style:next-style-name="Upper-Roman-List">
      <style:paragraph-properties fo:text-indent="-0.76cm" fo:margin-left="1.27cm" fo:margin-right="0cm"/>
    </style:style>
    <style:style style:family="paragraph" style:name="Block-Text" style:display-name="Block Text" style:next-style-name="Block-Text">
      <style:paragraph-properties fo:text-indent="0cm" fo:margin-left="2.54cm" fo:margin-right="2.54cm" fo:margin-top="0cm" fo:margin-bottom="0.212cm"/>
    </style:style>
    <style:style style:family="paragraph" style:name="Upper-Case-List" style:display-name="Upper Case List" style:parent-style-name="Numbered-List" style:next-style-name="Upper-Case-List">
      <style:paragraph-properties fo:text-indent="-0.76cm" fo:margin-left="1.27cm" fo:margin-right="0cm"/>
    </style:style>
    <style:style style:family="paragraph" style:name="Bullet-List" style:display-name="Bullet List" style:next-style-name="Bullet-List">
      <style:paragraph-properties fo:text-indent="-0.76cm" fo:margin-left="1.27cm" fo:margin-right="0cm"/>
      <style:text-properties style:font-name="Liberation Serif" fo:font-size="12pt"/>
    </style:style>
    <style:style style:family="paragraph" style:name="Standard" style:display-name="Standard" style:next-style-name="Standard">
      <style:paragraph-properties fo:widows="2" fo:orphans="2"/>
    </style:style>
    <style:style style:family="paragraph" style:name="Hand-List" style:display-name="Hand List" style:next-style-name="Hand-List">
      <style:paragraph-properties fo:text-indent="-0.76cm" fo:margin-left="1.27cm" fo:margin-right="0cm"/>
      <style:text-properties style:font-name="Liberation Serif" fo:font-size="12pt"/>
    </style:style>
    <style:style style:family="paragraph" style:name="Chapter-Heading" style:display-name="Chapter Heading" style:next-style-name="Chapter-Heading">
      <style:paragraph-properties>
        <style:tab-stops>
          <style:tab-stop style:type="left" style:position="1.100000in"/>
        </style:tab-stops>
      </style:paragraph-properties>
    </style:style>
    <style:style style:family="paragraph" style:name="Contents-Header" style:display-name="Contents Header" style:next-style-name="Contents-Header">
      <style:paragraph-properties fo:text-align="center" fo:margin-top="0.423cm" fo:margin-bottom="0.212cm"/>
      <style:text-properties style:font-name="Liberation Sans" fo:font-size="16pt" fo:font-weight="bold"/>
    </style:style>
    <style:style style:family="paragraph" style:name="Tick-List" style:display-name="Tick List" style:next-style-name="Tick-List">
      <style:paragraph-properties fo:text-indent="-0.76cm" fo:margin-left="1.27cm" fo:margin-right="0cm"/>
      <style:text-properties style:font-name="Liberation Serif" fo:font-size="12pt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ru" fo:country="RU"/>
    </style:style>
    <style:style style:family="paragraph" style:name="Lower-Case-List" style:display-name="Lower Case List" style:next-style-name="Lower-Case-List">
      <style:paragraph-properties fo:text-indent="-0.76cm" fo:margin-left="1.27cm" fo:margin-right="0cm"/>
    </style:style>
    <style:style style:family="paragraph" style:name="Caption" style:display-name="Caption" style:parent-style-name="Standard" style:next-style-name="Caption">
      <style:paragraph-properties fo:margin-top="0.212cm" fo:margin-bottom="0.212cm"/>
      <style:text-properties fo:font-size="12pt" fo:font-style="italic"/>
    </style:style>
    <style:style style:family="paragraph" style:name="Section-Heading" style:display-name="Section Heading" style:next-style-name="Section-Heading">
      <style:paragraph-properties>
        <style:tab-stops>
          <style:tab-stop style:type="left" style:position="1.100000in"/>
        </style:tab-stops>
      </style:paragraph-properties>
    </style:style>
    <style:style style:family="paragraph" style:name="Implies-List" style:display-name="Implies List" style:next-style-name="Implies-List">
      <style:paragraph-properties fo:text-indent="-0.76cm" fo:margin-left="1.27cm" fo:margin-right="0cm"/>
      <style:text-properties style:font-name="Liberation Serif" fo:font-size="12pt"/>
    </style:style>
    <style:style style:family="paragraph" style:name="Box-List" style:display-name="Box List" style:next-style-name="Box-List">
      <style:paragraph-properties fo:text-indent="-0.76cm" fo:margin-left="1.27cm" fo:margin-right="0cm"/>
      <style:text-properties style:font-name="Liberation Serif" fo:font-size="12pt"/>
    </style:style>
    <style:style style:family="paragraph" style:name="Star-List" style:display-name="Star List" style:next-style-name="Star-List">
      <style:paragraph-properties fo:text-indent="-0.76cm" fo:margin-left="1.27cm" fo:margin-right="0cm"/>
      <style:text-properties style:font-name="Liberation Serif" fo:font-size="12pt"/>
    </style:style>
    <style:style style:family="paragraph" style:name="Plain-Text" style:display-name="Plain Text" style:next-style-name="Plain-Text">
      <style:text-properties style:font-name="Courier New"/>
    </style:style>
    <style:style style:family="graphic" style:name="Frame" style:display-name="Frame"/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9-05-25T16:42:40.948183719</meta:creation-date>
    <dc:date>Mon May 27 00:51:18 2019
</dc:date>
  </office:meta>
</office:document-meta>
</file>